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0ec7c2" officeooo:paragraph-rsid="000ec7c2"/>
    </style:style>
    <style:style style:name="P2" style:family="paragraph" style:parent-style-name="Standard">
      <style:text-properties fo:color="#808080" loext:opacity="100%" officeooo:rsid="000ec7c2" officeooo:paragraph-rsid="000ec7c2"/>
    </style:style>
    <style:style style:name="P3" style:family="paragraph" style:parent-style-name="Standard">
      <style:text-properties fo:color="#808080" loext:opacity="100%" fo:font-style="normal" style:text-underline-style="none" fo:font-weight="normal" officeooo:rsid="000ec7c2" officeooo:paragraph-rsid="000ec7c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000000" loext:opacity="100%" fo:font-style="normal" style:text-underline-style="none" fo:font-weight="normal" officeooo:rsid="000ec7c2" officeooo:paragraph-rsid="000ec7c2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erif" fo:font-style="normal" style:text-underline-style="none" fo:font-weight="normal" officeooo:rsid="000ec7c2" officeooo:paragraph-rsid="000ec7c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paragraph-rsid="000ec7c2"/>
    </style:style>
    <style:style style:name="P7" style:family="paragraph" style:parent-style-name="Standard" style:list-style-name="L1">
      <style:text-properties officeooo:paragraph-rsid="000ec7c2"/>
    </style:style>
    <style:style style:name="P8" style:family="paragraph" style:parent-style-name="Standard" style:list-style-name="L2">
      <style:text-properties officeooo:paragraph-rsid="000ec7c2"/>
    </style:style>
    <style:style style:name="P9" style:family="paragraph" style:parent-style-name="Standard" style:list-style-name="L3">
      <style:text-properties officeooo:paragraph-rsid="000ec7c2"/>
    </style:style>
    <style:style style:name="P10" style:family="paragraph" style:parent-style-name="Standard" style:list-style-name="L4">
      <style:text-properties officeooo:paragraph-rsid="000ec7c2"/>
    </style:style>
    <style:style style:name="P11" style:family="paragraph" style:parent-style-name="Standard" style:list-style-name="L5">
      <style:text-properties officeooo:paragraph-rsid="000ec7c2"/>
    </style:style>
    <style:style style:name="P12" style:family="paragraph" style:parent-style-name="Standard">
      <style:text-properties officeooo:paragraph-rsid="00132475"/>
    </style:style>
    <style:style style:name="P13" style:family="paragraph" style:parent-style-name="Standard">
      <style:text-properties officeooo:paragraph-rsid="0013b6e9"/>
    </style:style>
    <style:style style:name="P14" style:family="paragraph" style:parent-style-name="Standard">
      <style:text-properties officeooo:paragraph-rsid="0014ee21"/>
    </style:style>
    <style:style style:name="P15" style:family="paragraph" style:parent-style-name="Standard" style:list-style-name="L6">
      <style:text-properties officeooo:paragraph-rsid="0014ee21"/>
    </style:style>
    <style:style style:name="T1" style:family="text">
      <style:text-properties fo:color="#808080" loext:opacity="100%"/>
    </style:style>
    <style:style style:name="T2" style:family="text">
      <style:text-properties fo:color="#000000" loext:opacity="100%" style:font-name="Liberation Serif" fo:font-style="normal" style:text-underline-style="none" fo:font-weight="normal" officeooo:rsid="000ec7c2" style:font-style-asian="normal" style:font-weight-asian="normal" style:font-style-complex="normal" style:font-weight-complex="normal"/>
    </style:style>
    <style:style style:name="T3" style:family="text">
      <style:text-properties fo:color="#000000" loext:opacity="100%" style:font-name="Liberation Serif" fo:font-style="normal" style:text-underline-style="none" fo:font-weight="normal" officeooo:rsid="0013b6e9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style:font-name="Liberation Serif" fo:font-style="normal" style:text-underline-style="none" fo:font-weight="normal" officeooo:rsid="0014ee21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Statickou analýzou pomocou nástroja IDA (Ghidra, OllyDbg) zistite aká je správna dĺžka</text:p>
      <text:p text:style-name="P1">akceptovaného reťazca. Odpoveď, resp. postup, zdôvodnite:</text:p>
      <text:p text:style-name="P1">V hlavnej funkcií ktorá spravuje chod vstupného okna je podmienka “<text:span text:style-name="T1">if (UVar2 == 8) {</text:span>“ , ktorá stanovuje , že obsah musí byť presne rovný 8 znakom</text:p>
      <text:p text:style-name="P1"/>
      <text:p text:style-name="P1">Uveďte aký je tvar akceptovaného reťazca. Odpoveď aj postup podrobne zdôvodnite:</text:p>
      <text:p text:style-name="P1">Po skontrolovaní správnej dĺžky vstupného textu sa vykoná nasledujúci blok kódu:</text:p>
      <text:p text:style-name="P1"/>
      <text:p text:style-name="P2">if (UVar2 == 8) {</text:p>
      <text:p text:style-name="P2"><text:s text:c="8"/>FUN_00401146(s_I4561AsEmblerySuPOhodicka2x3Xzgv_00403010,s_J#ki80Ys_0040304f);</text:p>
      <text:p text:style-name="P2"><text:s text:c="8"/>cVar1 = FUN_00401115(0x403058,8);</text:p>
      <text:p text:style-name="P2"><text:s text:c="8"/>iVar3 = CONCAT31(extraout_var,cVar1);</text:p>
      <text:p text:style-name="P2">}</text:p>
      <text:p text:style-name="P1"/>
      <text:p text:style-name="P1">teda je zavolaná táto funckai </text:p>
      <text:p text:style-name="P2">undefined1 * FUN_00401146(undefined1 *param_1,undefined1 *param_2)</text:p>
      <text:p text:style-name="P2"/>
      <text:p text:style-name="P2">{</text:p>
      <text:p text:style-name="P2"><text:s text:c="2"/>*param_2 = param_1[0x2a];</text:p>
      <text:p text:style-name="P2"><text:s text:c="2"/>param_2[1] = *param_1;</text:p>
      <text:p text:style-name="P2"><text:s text:c="2"/>param_2[2] = *param_1;</text:p>
      <text:p text:style-name="P2"><text:s text:c="2"/>param_2[3] = param_1[0x37];</text:p>
      <text:p text:style-name="P2"><text:s text:c="2"/>param_2[4] = param_1[0x1e];</text:p>
      <text:p text:style-name="P2"><text:s text:c="2"/>param_2[5] = param_1[0xb];</text:p>
      <text:p text:style-name="P2"><text:s text:c="2"/>param_2[6] = param_1[0xb];</text:p>
      <text:p text:style-name="P2"><text:s text:c="2"/>param_2[7] = param_1[0x17];</text:p>
      <text:p text:style-name="P2"><text:s text:c="2"/>return param_2;</text:p>
      <text:p text:style-name="P2">}</text:p>
      <text:p text:style-name="P1">ktorá <text:s/>zmení obsah druhého vstupného stringu na “FIITgeek” a tento text sa následne porovná pomocou tejto funckie </text:p>
      <text:p text:style-name="P1"/>
      <text:p text:style-name="P3">char FUN_00401115(int param_1,uint param_2)</text:p>
      <text:p text:style-name="P3"/>
      <text:p text:style-name="P3">{</text:p>
      <text:p text:style-name="P3"><text:s text:c="2"/>uint uVar1;</text:p>
      <text:p text:style-name="P3"><text:s text:c="2"/>int unaff_EBX;</text:p>
      <text:p text:style-name="P3"><text:s text:c="2"/></text:p>
      <text:p text:style-name="P3"><text:s text:c="2"/>uVar1 = 0;</text:p>
      <text:p text:style-name="P3"><text:s text:c="2"/>while( true ) {</text:p>
      <text:p text:style-name="P3"><text:s text:c="4"/>if (param_2 &lt;= uVar1) {</text:p>
      <text:p text:style-name="P3"><text:s text:c="6"/>return '\x01';</text:p>
      <text:p text:style-name="P3"><text:s text:c="4"/>}</text:p>
      <text:p text:style-name="P3"><text:s text:c="4"/>if (*(char *)(uVar1 + param_1) != *(char *)(uVar1 + unaff_EBX)) break;</text:p>
      <text:p text:style-name="P3"><text:s text:c="4"/>uVar1 = uVar1 + 1;</text:p>
      <text:p text:style-name="P3"><text:s text:c="2"/>}</text:p>
      <text:p text:style-name="P3"><text:s text:c="2"/>return *(char *)(uVar1 + param_1);</text:p>
      <text:p text:style-name="P3">}</text:p>
      <text:p text:style-name="P3"/>
      <text:p text:style-name="P4">Teda očakávaný vstupný text je FIITgeek.</text:p>
      <text:p text:style-name="P4"/>
      <text:p text:style-name="P4"><text:soft-page-break/>Stručne uveďte aké argumenty a návratové hodnoty majú nasledujúce funkcie z</text:p>
      <text:p text:style-name="P4">Windows API: DialogBoxParam, GetDlgItemText, MessageBox a aký je ich účel.</text:p>
      <text:p text:style-name="P5"/>
      <text:p text:style-name="P6"><text:span text:style-name="Strong_20_Emphasis"><text:span text:style-name="Source_20_Text"><text:span text:style-name="T2">DialogBoxParam</text:span></text:span></text:span><text:span text:style-name="T2"><text:line-break/></text:span><text:span text:style-name="Strong_20_Emphasis"><text:span text:style-name="T2">Argumenty:</text:span></text:span></text:p>
      <text:list text:style-name="L1">
        <text:list-item>
          <text:p text:style-name="P7"><text:span text:style-name="Source_20_Text"><text:span text:style-name="T2">HINSTANCE hInstance</text:span></text:span><text:span text:style-name="T2"> – inštancia aplikácie</text:span></text:p>
        </text:list-item>
        <text:list-item>
          <text:p text:style-name="P7"><text:span text:style-name="Source_20_Text"><text:span text:style-name="T2">LPCSTR lpTemplateName</text:span></text:span><text:span text:style-name="T2"> – názov šablóny dialógového okna</text:span></text:p>
        </text:list-item>
        <text:list-item>
          <text:p text:style-name="P7"><text:span text:style-name="Source_20_Text"><text:span text:style-name="T2">HWND hWndParent</text:span></text:span><text:span text:style-name="T2"> – rodičovské okno</text:span></text:p>
        </text:list-item>
        <text:list-item>
          <text:p text:style-name="P7"><text:span text:style-name="Source_20_Text"><text:span text:style-name="T2">DLGPROC lpDialogFunc</text:span></text:span><text:span text:style-name="T2"> – ukazateľ na funkciu spracovania dialógu</text:span></text:p>
        </text:list-item>
        <text:list-item>
          <text:p text:style-name="P7"><text:span text:style-name="Source_20_Text"><text:span text:style-name="T2">LPARAM dwInitParam</text:span></text:span><text:span text:style-name="T2"> – používateľom definovaný parameter</text:span></text:p>
        </text:list-item>
      </text:list>
      <text:p text:style-name="P6"><text:span text:style-name="Strong_20_Emphasis"><text:span text:style-name="T2">Návratová hodnota:</text:span></text:span></text:p>
      <text:list text:style-name="L2">
        <text:list-item>
          <text:p text:style-name="P8"><text:span text:style-name="T2">Ak je úspešná, návratová hodnota je hodnota vrátená funkciou </text:span><text:span text:style-name="Source_20_Text"><text:span text:style-name="T2">EndDialog</text:span></text:span><text:span text:style-name="T2">.</text:span></text:p>
        </text:list-item>
        <text:list-item>
          <text:p text:style-name="P8"><text:span text:style-name="T2">Ak zlyhá, vráti </text:span><text:span text:style-name="Source_20_Text"><text:span text:style-name="T2">-1</text:span></text:span><text:span text:style-name="T2">.</text:span></text:p>
        </text:list-item>
      </text:list>
      <text:p text:style-name="P6"><text:span text:style-name="Strong_20_Emphasis"><text:span text:style-name="T2">Účel:</text:span></text:span><text:span text:style-name="T2"><text:line-break/>Vytvorí modálne dialógové okno na základe zadanej šablóny a spustí obsluhu správ pomocou zadanej funkcie.</text:span></text:p>
      <text:p text:style-name="P4"/>
      <text:p text:style-name="P5"/>
      <text:p text:style-name="P6"><text:span text:style-name="Strong_20_Emphasis"><text:span text:style-name="Source_20_Text"><text:span text:style-name="T2">GetDlgItemText</text:span></text:span></text:span><text:span text:style-name="T2"><text:line-break/></text:span><text:span text:style-name="Strong_20_Emphasis"><text:span text:style-name="T2">Argumenty:</text:span></text:span></text:p>
      <text:list text:style-name="L3">
        <text:list-item>
          <text:p text:style-name="P9"><text:span text:style-name="Source_20_Text"><text:span text:style-name="T2">HWND hDlg</text:span></text:span><text:span text:style-name="T2"> – handle na dialógové okno</text:span></text:p>
        </text:list-item>
        <text:list-item>
          <text:p text:style-name="P9"><text:span text:style-name="Source_20_Text"><text:span text:style-name="T2">int nIDDlgItem</text:span></text:span><text:span text:style-name="T2"> – identifikátor prvku (textové pole)</text:span></text:p>
        </text:list-item>
        <text:list-item>
          <text:p text:style-name="P9"><text:span text:style-name="Source_20_Text"><text:span text:style-name="T2">LPSTR lpString</text:span></text:span><text:span text:style-name="T2"> – buffer, kam sa uloží text</text:span></text:p>
        </text:list-item>
        <text:list-item>
          <text:p text:style-name="P9"><text:span text:style-name="Source_20_Text"><text:span text:style-name="T2">int cchMax</text:span></text:span><text:span text:style-name="T2"> – veľkosť bufferu</text:span></text:p>
        </text:list-item>
      </text:list>
      <text:p text:style-name="P6"><text:span text:style-name="Strong_20_Emphasis"><text:span text:style-name="T2">Návratová hodnota:</text:span></text:span></text:p>
      <text:list text:style-name="L4">
        <text:list-item>
          <text:p text:style-name="P10"><text:span text:style-name="T2">Počet znakov skopírovaných do </text:span><text:span text:style-name="Source_20_Text"><text:span text:style-name="T2">lpString</text:span></text:span><text:span text:style-name="T2">, nezahŕňa \0.</text:span></text:p>
        </text:list-item>
      </text:list>
      <text:p text:style-name="P6"><text:span text:style-name="Strong_20_Emphasis"><text:span text:style-name="T2">Účel:</text:span></text:span><text:span text:style-name="T2"><text:line-break/>Získa text z určitého prvku (napr. textového poľa) v dialógovom okne.</text:span></text:p>
      <text:p text:style-name="P5"/>
      <text:p text:style-name="P6"><text:span text:style-name="Strong_20_Emphasis"><text:span text:style-name="Source_20_Text"><text:span text:style-name="T2">MessageBox</text:span></text:span></text:span><text:span text:style-name="T2"><text:line-break/></text:span><text:span text:style-name="Strong_20_Emphasis"><text:span text:style-name="T2">Argumenty:</text:span></text:span></text:p>
      <text:list text:style-name="L5">
        <text:list-item>
          <text:p text:style-name="P11"><text:span text:style-name="Source_20_Text"><text:span text:style-name="T2">HWND hWnd</text:span></text:span><text:span text:style-name="T2"> – rodičovské okno</text:span></text:p>
        </text:list-item>
        <text:list-item>
          <text:p text:style-name="P11"><text:span text:style-name="Source_20_Text"><text:span text:style-name="T2">LPCSTR lpText</text:span></text:span><text:span text:style-name="T2"> – text správy</text:span></text:p>
        </text:list-item>
        <text:list-item>
          <text:p text:style-name="P11"><text:span text:style-name="Source_20_Text"><text:span text:style-name="T2">LPCSTR lpCaption</text:span></text:span><text:span text:style-name="T2"> – titulok okna</text:span></text:p>
        </text:list-item>
        <text:list-item>
          <text:p text:style-name="P11"><text:span text:style-name="Source_20_Text"><text:span text:style-name="T2">UINT uType</text:span></text:span><text:span text:style-name="T2"> – typ okna (ikona, tlačidlá, atď.)</text:span></text:p>
        </text:list-item>
      </text:list>
      <text:p text:style-name="P6"><text:span text:style-name="Strong_20_Emphasis"><text:span text:style-name="T2">Návratová hodnota:</text:span></text:span></text:p>
      <text:p text:style-name="P6"><text:span text:style-name="T2">Identifikátor stlačeného tlačidla (napr. </text:span><text:span text:style-name="Source_20_Text"><text:span text:style-name="T2">IDOK</text:span></text:span><text:span text:style-name="T2">, </text:span><text:span text:style-name="Source_20_Text"><text:span text:style-name="T2">IDCANCEL</text:span></text:span><text:span text:style-name="T2"> atď.)</text:span></text:p>
      <text:p text:style-name="P6"><text:span text:style-name="Strong_20_Emphasis"><text:span text:style-name="T2">Účel:</text:span></text:span><text:span text:style-name="T2"><text:line-break/>Zobrazí jednoduché dialógové okno so správou a jedným alebo viacerými tlačidlami.</text:span></text:p>
      <text:p text:style-name="P5"/>
      <text:p text:style-name="P5">Na akých adresách sa volá GetDlgItemText , aký je jej význam (čo spôsobí)?<text:tab/></text:p>
      <text:p text:style-name="P6"><text:span text:style-name="Strong_20_Emphasis"><text:span text:style-name="T2">GetDlgItemText:</text:span></text:span></text:p>
      <text:p text:style-name="P6"><text:span text:style-name="Strong_20_Emphasis"><text:span text:style-name="T2">Adresa:</text:span></text:span><text:span text:style-name="T2"> </text:span><text:span text:style-name="Source_20_Text"><text:span text:style-name="T2">0x00401196</text:span></text:span></text:p>
      <text:p text:style-name="P6"><text:span text:style-name="Strong_20_Emphasis"><text:span text:style-name="T2">Význam:</text:span></text:span><text:span text:style-name="T2"> Načíta text z textového poľa v dialógovom okne<text:tab/>, tento text sa následne kontroluje ako he</text:span><text:span text:style-name="Strong_20_Emphasis"><text:span text:style-name="T2">slo.</text:span></text:span></text:p>
      <text:p text:style-name="P6"><text:span text:style-name="Strong_20_Emphasis"><text:span text:style-name="T2">DialogBoxParam:</text:span></text:span></text:p>
      <text:p text:style-name="P6"><text:span text:style-name="Strong_20_Emphasis"><text:span text:style-name="T2">Adresa: 0x0040118a</text:span></text:span></text:p>
      <text:p text:style-name="P6"><text:span text:style-name="Strong_20_Emphasis"><text:span text:style-name="T2">Význam: Vytvorí dialógové okno podľa šablóny a nastaví jeho spracovanie pomocou funkcie lpDialogFunc.</text:span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oft-page-break/><text:span text:style-name="Strong_20_Emphasis"><text:span text:style-name="T2"/></text:span></text:p>
      <text:p text:style-name="P12"><text:span text:style-name="Strong_20_Emphasis"><text:span text:style-name="T2">Adresa volania: 0x004011a2</text:span></text:span></text:p>
      <text:p text:style-name="P13"><text:span text:style-name="Strong_20_Emphasis"><text:span text:style-name="T2">Text pri správne zadanom reťazci: "Right!" </text:span></text:span><text:span text:style-name="Strong_20_Emphasis"><text:span text:style-name="T3">ktorý sa nastavý v tejto časti</text:span></text:span></text:p>
      <text:p text:style-name="P13"><text:span text:style-name="Strong_20_Emphasis"><text:span text:style-name="T3">“ <text:s text:c="5"/>if (iVar3 == 1) {</text:span></text:span></text:p>
      <text:p text:style-name="P12"><text:span text:style-name="Strong_20_Emphasis"><text:span text:style-name="T3"><text:s text:c="8"/>lpCaption = s_Right_!_00403000;</text:span></text:span></text:p>
      <text:p text:style-name="P12"><text:span text:style-name="Strong_20_Emphasis"><text:span text:style-name="T3"><text:s text:c="8"/>lpText = s_Right_!_00403000;</text:span></text:span></text:p>
      <text:p text:style-name="P12"><text:span text:style-name="Strong_20_Emphasis"><text:span text:style-name="T3"><text:s text:c="6"/>}”</text:span></text:span></text:p>
      <text:p text:style-name="P12"><text:span text:style-name="Strong_20_Emphasis"><text:span text:style-name="T2">Význam: Zobrazí informačné okno s textom a titulkom "Right!", ak používateľ zadá správny reťazec (heslo).</text:span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/></text:span></text:p>
      <text:p text:style-name="P6"><text:span text:style-name="Strong_20_Emphasis"><text:span text:style-name="T2">Vytvorte upravený program (nový exe súbor) ktorý akceptuje reťazec vytvorený z</text:span></text:span></text:p>
      <text:p text:style-name="P6"><text:span text:style-name="Strong_20_Emphasis"><text:span text:style-name="T2">vášho mena (v prípade potreby skráteného alebo doplneného o ďalšie znaky, napríklad</text:span></text:span></text:p>
      <text:p text:style-name="P6"><text:span text:style-name="Strong_20_Emphasis"><text:span text:style-name="T2">z priezviska). Zmeny robte v texte (kóde) programu, v dátach len v nevyhnutnom</text:span></text:span></text:p>
      <text:p text:style-name="P6"><text:span text:style-name="Strong_20_Emphasis"><text:span text:style-name="T2">prípade. Uveďte postup.</text:span></text:span></text:p>
      <text:p text:style-name="P6"><text:span text:style-name="Strong_20_Emphasis"><text:span text:style-name="T2"/></text:span></text:p>
      <text:p text:style-name="P14"><text:span text:style-name="Strong_20_Emphasis"><text:span text:style-name="T4">Postup zmeny programu bol nasledovný: </text:span></text:span></text:p>
      <text:list text:style-name="L6">
        <text:list-item>
          <text:p text:style-name="P15"><text:span text:style-name="Strong_20_Emphasis"><text:span text:style-name="T4">Analýza zdrojového textu</text:span></text:span></text:p>
        </text:list-item>
        <text:list-item>
          <text:p text:style-name="P15"><text:span text:style-name="Strong_20_Emphasis"><text:span text:style-name="T4">Nájdenie spôsobu výpisu môjho priezvyska</text:span></text:span></text:p>
        </text:list-item>
        <text:list-item>
          <text:p text:style-name="P15"><text:span text:style-name="Strong_20_Emphasis"><text:span text:style-name="T4">prepis indexov v programe </text:span></text:span></text:p>
        </text:list-item>
      </text:list>
      <text:p text:style-name="P14"><text:span text:style-name="Strong_20_Emphasis"><text:span text:style-name="T4">Výstupná funkcia vyzerá následovne:</text:span></text:span></text:p>
      <text:p text:style-name="P6"><text:span text:style-name="Strong_20_Emphasis"><text:span text:style-name="T2"/></text:span></text:p>
      <text:p text:style-name="P6"><text:span text:style-name="Strong_20_Emphasis"><text:span text:style-name="T2">undefined1 * FUN_00401146(undefined1 *param_1,undefined1 *param_2)</text:span></text:span></text:p>
      <text:p text:style-name="P6"><text:span text:style-name="Strong_20_Emphasis"><text:span text:style-name="T2"/></text:span></text:p>
      <text:p text:style-name="P6"><text:span text:style-name="Strong_20_Emphasis"><text:span text:style-name="T2">{</text:span></text:span></text:p>
      <text:p text:style-name="P6"><text:span text:style-name="Strong_20_Emphasis"><text:span text:style-name="T2"><text:s text:c="2"/>*param_2 = param_1[0x2b];</text:span></text:span></text:p>
      <text:p text:style-name="P6"><text:span text:style-name="Strong_20_Emphasis"><text:span text:style-name="T2"><text:s text:c="2"/>param_2[7] = *param_1;</text:span></text:span></text:p>
      <text:p text:style-name="P6"><text:span text:style-name="Strong_20_Emphasis"><text:span text:style-name="T2"><text:s text:c="2"/>param_2[6] = *param_1;</text:span></text:span></text:p>
      <text:p text:style-name="P6"><text:span text:style-name="Strong_20_Emphasis"><text:span text:style-name="T2"><text:s text:c="2"/>param_2[1] = param_1[7];</text:span></text:span></text:p>
      <text:p text:style-name="P6"><text:span text:style-name="Strong_20_Emphasis"><text:span text:style-name="T2"><text:s text:c="2"/>param_2[2] = param_1[0x35];</text:span></text:span></text:p>
      <text:p text:style-name="P6"><text:span text:style-name="Strong_20_Emphasis"><text:span text:style-name="T2"><text:s text:c="2"/>param_2[3] = param_1[5];</text:span></text:span></text:p>
      <text:p text:style-name="P6"><text:span text:style-name="Strong_20_Emphasis"><text:span text:style-name="T2"><text:s text:c="2"/>param_2[4] = param_1[0x39];</text:span></text:span></text:p>
      <text:p text:style-name="P6"><text:span text:style-name="Strong_20_Emphasis"><text:span text:style-name="T2"><text:s text:c="2"/>param_2[5] = param_1[0x3c];</text:span></text:span></text:p>
      <text:p text:style-name="P6"><text:span text:style-name="Strong_20_Emphasis"><text:span text:style-name="T2"><text:s text:c="2"/>return param_2;</text:span></text:span></text:p>
      <text:p text:style-name="P6"><text:span text:style-name="Strong_20_Emphasis"><text:span text:style-name="T2">}</text:span></text:span></text:p>
      <text:p text:style-name="P14"><text:span text:style-name="Strong_20_Emphasis"><text:span text:style-name="T4">a očakávaný vstup je </text:span></text:span><text:span text:style-name="Strong_20_Emphasis"><text:span text:style-name="T2">MERAVYII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4:27:48.563554383</meta:creation-date>
    <meta:generator>LibreOffice/24.8.5.2$Linux_X86_64 LibreOffice_project/480$Build-2</meta:generator>
    <dc:date>2025-05-02T17:02:47.877252601</dc:date>
    <meta:editing-duration>PT2H24M38S</meta:editing-duration>
    <meta:editing-cycles>10</meta:editing-cycles>
    <meta:document-statistic meta:table-count="0" meta:image-count="0" meta:object-count="0" meta:page-count="3" meta:paragraph-count="104" meta:word-count="566" meta:character-count="4128" meta:non-whitespace-character-count="3542"/>
  </office:meta>
</office:document-meta>
</file>